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9a48f"/>
    </style:style>
    <style:style style:name="P3" style:family="paragraph" style:parent-style-name="Text_20_body">
      <style:text-properties officeooo:rsid="0022fcbd" officeooo:paragraph-rsid="0022fcbd"/>
    </style:style>
    <style:style style:name="P4" style:family="paragraph" style:parent-style-name="Text_20_body">
      <style:text-properties officeooo:rsid="00271de6" officeooo:paragraph-rsid="00271de6"/>
    </style:style>
    <style:style style:name="P5" style:family="paragraph" style:parent-style-name="Text_20_body">
      <style:text-properties officeooo:rsid="002b5ab7" officeooo:paragraph-rsid="002b5ab7"/>
    </style:style>
    <style:style style:name="P6" style:family="paragraph" style:parent-style-name="Standard">
      <style:text-properties officeooo:rsid="0021fa47" officeooo:paragraph-rsid="0022fcbd"/>
    </style:style>
    <style:style style:name="P7" style:family="paragraph" style:parent-style-name="Heading_20_2">
      <style:text-properties officeooo:rsid="001d3019" officeooo:paragraph-rsid="001d3019"/>
    </style:style>
    <style:style style:name="P8" style:family="paragraph" style:parent-style-name="Heading_20_1">
      <style:text-properties officeooo:rsid="001d3019" officeooo:paragraph-rsid="0019a48f"/>
    </style:style>
    <style:style style:name="P9" style:family="paragraph" style:parent-style-name="Text_20_body" style:list-style-name="L1">
      <style:text-properties officeooo:rsid="00203538" officeooo:paragraph-rsid="00203538"/>
    </style:style>
    <style:style style:name="P10" style:family="paragraph" style:parent-style-name="Text_20_body" style:list-style-name="L2">
      <style:text-properties officeooo:rsid="00203538" officeooo:paragraph-rsid="00203538"/>
    </style:style>
    <style:style style:name="P11" style:family="paragraph" style:parent-style-name="Text_20_body" style:list-style-name="L3">
      <style:text-properties officeooo:rsid="00203538" officeooo:paragraph-rsid="00203538"/>
    </style:style>
    <style:style style:name="P12" style:family="paragraph" style:parent-style-name="Text_20_body" style:list-style-name="L4">
      <style:text-properties officeooo:rsid="00203538" officeooo:paragraph-rsid="00203538"/>
    </style:style>
    <style:style style:name="P13" style:family="paragraph" style:parent-style-name="Text_20_body" style:list-style-name="L4">
      <style:text-properties officeooo:rsid="0032bd7b" officeooo:paragraph-rsid="0032bd7b"/>
    </style:style>
    <style:style style:name="P14" style:family="paragraph" style:parent-style-name="Text_20_body" style:list-style-name="L4">
      <style:text-properties officeooo:rsid="002a15f3" officeooo:paragraph-rsid="002a15f3"/>
    </style:style>
    <style:style style:name="P15" style:family="paragraph" style:parent-style-name="Text_20_body" style:list-style-name="L4">
      <style:text-properties officeooo:rsid="00325a3a" officeooo:paragraph-rsid="00325a3a"/>
    </style:style>
    <style:style style:name="P16" style:family="paragraph" style:parent-style-name="Text_20_body" style:list-style-name="L5">
      <style:text-properties officeooo:rsid="00271de6" officeooo:paragraph-rsid="00271de6"/>
    </style:style>
    <style:style style:name="P17" style:family="paragraph" style:parent-style-name="Text_20_body" style:list-style-name="L6">
      <style:text-properties officeooo:rsid="002b5ab7" officeooo:paragraph-rsid="002b5ab7"/>
    </style:style>
    <style:style style:name="P18" style:family="paragraph" style:parent-style-name="Text_20_body" style:list-style-name="L7">
      <style:text-properties officeooo:rsid="0022fcbd" officeooo:paragraph-rsid="0022fcbd"/>
    </style:style>
    <style:style style:name="P19" style:family="paragraph" style:parent-style-name="Text_20_body" style:list-style-name="L7">
      <style:text-properties officeooo:rsid="0022fcbd" officeooo:paragraph-rsid="0037740d"/>
    </style:style>
    <style:style style:name="P20" style:family="paragraph" style:parent-style-name="Text_20_body" style:list-style-name="L8">
      <style:text-properties officeooo:rsid="0021fa47" officeooo:paragraph-rsid="0022fcbd"/>
    </style:style>
    <style:style style:name="P21" style:family="paragraph" style:parent-style-name="Text_20_body" style:list-style-name="L8">
      <style:text-properties officeooo:rsid="002457c6" officeooo:paragraph-rsid="002457c6"/>
    </style:style>
    <style:style style:name="P22" style:family="paragraph" style:parent-style-name="Text_20_body" style:list-style-name="L8">
      <style:text-properties officeooo:rsid="00255b53" officeooo:paragraph-rsid="00255b53"/>
    </style:style>
    <style:style style:name="P23" style:family="paragraph" style:parent-style-name="Text_20_body" style:list-style-name="L4">
      <style:text-properties officeooo:rsid="00364585" officeooo:paragraph-rsid="00364585"/>
    </style:style>
    <style:style style:name="P24" style:family="paragraph" style:parent-style-name="Text_20_body" style:list-style-name="L7">
      <style:text-properties officeooo:rsid="0037740d" officeooo:paragraph-rsid="0037740d"/>
    </style:style>
    <style:style style:name="P25" style:family="paragraph" style:parent-style-name="Text_20_body">
      <style:text-properties officeooo:rsid="0038b783" officeooo:paragraph-rsid="0038b783"/>
    </style:style>
    <style:style style:name="P26" style:family="paragraph" style:parent-style-name="Text_20_body" style:list-style-name="L10">
      <style:text-properties officeooo:rsid="0038b783" officeooo:paragraph-rsid="0038b783"/>
    </style:style>
    <style:style style:name="P27" style:family="paragraph" style:parent-style-name="Text_20_body" style:list-style-name="L6">
      <style:text-properties officeooo:rsid="0038b783" officeooo:paragraph-rsid="0038b783"/>
    </style:style>
    <style:style style:name="P28" style:family="paragraph" style:parent-style-name="Text_20_body">
      <style:text-properties officeooo:paragraph-rsid="0038b783"/>
    </style:style>
    <style:style style:name="P29" style:family="paragraph" style:parent-style-name="Text_20_body">
      <style:text-properties officeooo:rsid="00230df3" officeooo:paragraph-rsid="00230df3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gradient" draw:fill-color="#ffffff" draw:fill-gradient-name="Tango_20_Green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P3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6" style:family="paragraph">
      <loext:graphic-properties draw:fill="gradient" draw:fill-color="#ffffff" draw:fill-gradient-name="Tango_20_Green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7" style:family="paragraph">
      <loext:graphic-properties draw:fill="solid" draw:fill-color="#99ccff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officeooo:rsid="00203538"/>
    </style:style>
    <style:style style:name="T2" style:family="text">
      <style:text-properties officeooo:rsid="0021fa47"/>
    </style:style>
    <style:style style:name="T3" style:family="text">
      <style:text-properties officeooo:rsid="002401fb"/>
    </style:style>
    <style:style style:name="T4" style:family="text">
      <style:text-properties officeooo:rsid="002b5ab7"/>
    </style:style>
    <style:style style:name="T5" style:family="text">
      <style:text-properties officeooo:rsid="002d1f68"/>
    </style:style>
    <style:style style:name="T6" style:family="text">
      <style:text-properties officeooo:rsid="0032b4f3"/>
    </style:style>
    <style:style style:name="T7" style:family="text">
      <style:text-properties officeooo:rsid="00341fac"/>
    </style:style>
    <style:style style:name="T8" style:family="text">
      <style:text-properties officeooo:rsid="0037740d"/>
    </style:style>
    <style:style style:name="T9" style:family="text">
      <style:text-properties officeooo:rsid="00379b6e"/>
    </style:style>
    <style:style style:name="T10" style:family="text">
      <style:text-properties officeooo:rsid="0038b783"/>
    </style:style>
    <style:style style:name="T11" style:family="text">
      <style:text-properties officeooo:rsid="00395632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0.938cm" fo:min-width="4.90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Tango_20_Green" draw:textarea-horizontal-align="justify" draw:textarea-vertical-align="middle" draw:auto-grow-height="false" fo:min-height="0.94cm" fo:min-width="4.90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0.94cm" fo:min-width="4.90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0.938cm" fo:min-width="4.90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0.94cm" fo:min-width="4.907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ame design draft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0"><text:a xlink:type="simple" xlink:href="#__RefHeading___Toc107_2146405395" text:style-name="Index_20_Link" text:visited-style-name="Index_20_Link">I/ Game Architecture<text:tab/>2</text:a></text:p>
          <text:p text:style-name="P31"><text:a xlink:type="simple" xlink:href="#__RefHeading___Toc141_2146405395" text:style-name="Index_20_Link" text:visited-style-name="Index_20_Link">Logigram<text:tab/>2</text:a></text:p>
          <text:p text:style-name="P31"><text:a xlink:type="simple" xlink:href="#__RefHeading___Toc109_2146405395" text:style-name="Index_20_Link" text:visited-style-name="Index_20_Link">#1 Main Menu<text:tab/>2</text:a></text:p>
          <text:p text:style-name="P31"><text:a xlink:type="simple" xlink:href="#__RefHeading___Toc127_2146405395" text:style-name="Index_20_Link" text:visited-style-name="Index_20_Link">#2 Ship Selection<text:tab/>2</text:a></text:p>
          <text:p text:style-name="P31"><text:a xlink:type="simple" xlink:href="#__RefHeading___Toc129_2146405395" text:style-name="Index_20_Link" text:visited-style-name="Index_20_Link">#3 Artifacts Mounting<text:tab/>2</text:a></text:p>
          <text:p text:style-name="P31"><text:a xlink:type="simple" xlink:href="#__RefHeading___Toc131_2146405395" text:style-name="Index_20_Link" text:visited-style-name="Index_20_Link">#4 Game<text:tab/>3</text:a></text:p>
          <text:p text:style-name="P31"><text:a xlink:type="simple" xlink:href="#__RefHeading___Toc133_2146405395" text:style-name="Index_20_Link" text:visited-style-name="Index_20_Link">#5 End<text:tab/>3</text:a></text:p>
          <text:p text:style-name="P31"><text:a xlink:type="simple" xlink:href="#__RefHeading___Toc135_2146405395" text:style-name="Index_20_Link" text:visited-style-name="Index_20_Link">#6 Credits<text:tab/>3</text:a></text:p>
          <text:p text:style-name="P31"><text:a xlink:type="simple" xlink:href="#__RefHeading___Toc137_2146405395" text:style-name="Index_20_Link" text:visited-style-name="Index_20_Link">#7 Settings<text:tab/>3</text:a></text:p>
          <text:p text:style-name="P30"><text:a xlink:type="simple" xlink:href="#__RefHeading___Toc139_2146405395" text:style-name="Index_20_Link" text:visited-style-name="Index_20_Link">II/ Gameplay<text:tab/>3</text:a></text:p>
          <text:p text:style-name="P31"><text:a xlink:type="simple" xlink:href="#__RefHeading___Toc143_2146405395" text:style-name="Index_20_Link" text:visited-style-name="Index_20_Link">Sum Up<text:tab/>3</text:a></text:p>
          <text:p text:style-name="P31"><text:a xlink:type="simple" xlink:href="#__RefHeading___Toc145_2146405395" text:style-name="Index_20_Link" text:visited-style-name="Index_20_Link">Player Ship<text:tab/>4</text:a></text:p>
          <text:p text:style-name="P32"><text:a xlink:type="simple" xlink:href="#__RefHeading___Toc283_543622454" text:style-name="Index_20_Link" text:visited-style-name="Index_20_Link">Capacities available<text:tab/>4</text:a></text:p>
          <text:p text:style-name="P32"><text:a xlink:type="simple" xlink:href="#__RefHeading___Toc285_543622454" text:style-name="Index_20_Link" text:visited-style-name="Index_20_Link">Controls<text:tab/>4</text:a></text:p>
          <text:p text:style-name="P31"><text:a xlink:type="simple" xlink:href="#__RefHeading___Toc147_2146405395" text:style-name="Index_20_Link" text:visited-style-name="Index_20_Link">Ennemies<text:tab/>4</text:a></text:p>
        </text:index-body>
      </text:table-of-content>
      <text:p text:style-name="Text_20_body"/>
      <text:p text:style-name="Text_20_body"/>
      <text:p text:style-name="Text_20_body"/>
      <text:h text:style-name="P8" text:outline-level="1"><text:bookmark-start text:name="__RefHeading___Toc107_2146405395"/><text:soft-page-break/>I/ Game Architecture<text:bookmark-end text:name="__RefHeading___Toc107_2146405395"/></text:h>
      <text:h text:style-name="Heading_20_2" text:outline-level="2"><text:bookmark-start text:name="__RefHeading___Toc141_2146405395"/>Logigram<text:bookmark-end text:name="__RefHeading___Toc141_2146405395"/></text:h>
      <text:p text:style-name="P2"><draw:g text:anchor-type="paragraph" draw:z-index="0" draw:style-name="gr1"><draw:custom-shape draw:style-name="gr2" draw:text-style-name="P34" xml:id="id1" draw:id="id1" svg:width="5.411cm" svg:height="1.19cm" svg:x="3.483cm" svg:y="-0.049cm"><text:p text:style-name="P33"><text:span text:style-name="T12">#1 Main Menu 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34" xml:id="id2" draw:id="id2" svg:width="5.409cm" svg:height="1.191cm" svg:x="-0.122cm" svg:y="2.33cm"><text:p text:style-name="P33"><text:span text:style-name="T12">#2 Ship selection</text:span></text:p><draw:enhanced-geometry svg:viewBox="0 0 21600 21600" draw:mirror-horizontal="false" draw:mirror-vertical="false" draw:type="rectangle" draw:enhanced-path="M 0 0 L 21600 0 21600 21600 0 21600 0 0 Z N"/></draw:custom-shape><draw:connector draw:style-name="gr4" draw:text-style-name="P35" svg:x1="6.188cm" svg:y1="1.14cm" svg:x2="2.582cm" svg:y2="2.331cm" draw:start-shape="id1" draw:end-shape="id2" draw:end-glue-point="0" svg:d="M6188 1140v595h-3606v596" svg:viewBox="0 0 3607 1192"><text:p/></draw:connector><draw:custom-shape draw:style-name="gr5" draw:text-style-name="P36" xml:id="id3" draw:id="id3" svg:width="5.411cm" svg:height="1.191cm" svg:x="6.186cm" svg:y="2.33cm"><text:p text:style-name="P33"><text:span text:style-name="T12">#7 Settings</text:span></text:p><draw:enhanced-geometry svg:viewBox="0 0 21600 21600" draw:mirror-horizontal="false" draw:mirror-vertical="false" draw:type="rectangle" draw:enhanced-path="M 0 0 L 21600 0 21600 21600 0 21600 0 0 Z N"/></draw:custom-shape><draw:connector draw:style-name="gr6" draw:text-style-name="P35" svg:x1="6.187cm" svg:y1="1.14cm" svg:x2="8.889cm" svg:y2="2.331cm" draw:start-shape="id1" draw:start-glue-point="2" draw:end-shape="id3" draw:end-glue-point="0" svg:d="M6187 1140v595h2702v596" svg:viewBox="0 0 2704 1192"><text:p/></draw:connector><draw:custom-shape draw:style-name="gr7" draw:text-style-name="P34" xml:id="id4" draw:id="id4" svg:width="5.409cm" svg:height="1.19cm" svg:x="-0.122cm" svg:y="4.712cm"><text:p text:style-name="P33"><text:span text:style-name="T13">#3 </text:span><text:span text:style-name="T12">Artifact Mounting</text:span></text:p><draw:enhanced-geometry svg:viewBox="0 0 21600 21600" draw:mirror-horizontal="false" draw:mirror-vertical="false" draw:type="rectangle" draw:enhanced-path="M 0 0 L 21600 0 21600 21600 0 21600 0 0 Z N"/></draw:custom-shape><draw:connector draw:style-name="gr6" draw:text-style-name="P35" svg:x1="2.582cm" svg:y1="3.521cm" svg:x2="2.582cm" svg:y2="4.711cm" draw:start-shape="id2" draw:start-glue-point="2" draw:end-shape="id4" draw:end-glue-point="0" svg:d="M2582 3521v1190" svg:viewBox="0 0 2 1192"><text:p/></draw:connector><draw:custom-shape draw:style-name="gr7" draw:text-style-name="P36" xml:id="id5" draw:id="id5" svg:width="5.409cm" svg:height="1.19cm" svg:x="-0.122cm" svg:y="6.795cm"><text:p text:style-name="P33"><text:span text:style-name="T12">#4 Game</text:span></text:p><draw:enhanced-geometry svg:viewBox="0 0 21600 21600" draw:mirror-horizontal="false" draw:mirror-vertical="false" draw:type="rectangle" draw:enhanced-path="M 0 0 L 21600 0 21600 21600 0 21600 0 0 Z N"/></draw:custom-shape><draw:connector draw:style-name="gr4" draw:text-style-name="P35" svg:x1="2.582cm" svg:y1="5.901cm" svg:x2="2.582cm" svg:y2="6.796cm" draw:start-shape="id4" draw:start-glue-point="2" draw:end-shape="id5" draw:end-glue-point="0" svg:d="M2582 5901v895" svg:viewBox="0 0 2 896"><text:p/></draw:connector><draw:connector draw:style-name="gr4" draw:text-style-name="P37" svg:x1="-0.121cm" svg:y1="7.389cm" svg:x2="3.484cm" svg:y2="0.545cm" draw:start-shape="id5" draw:start-glue-point="3" draw:end-shape="id1" draw:end-glue-point="3" svg:d="M-122 7389h-501v-6844h4107" svg:viewBox="0 0 4108 6846"><text:p/></draw:connector><draw:custom-shape draw:style-name="gr7" draw:text-style-name="P36" xml:id="id7" draw:id="id7" svg:width="5.409cm" svg:height="1.19cm" svg:x="-0.122cm" svg:y="8.878cm"><text:p text:style-name="P33"><text:span text:style-name="T12">#5 En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36" xml:id="id6" draw:id="id6" svg:width="5.409cm" svg:height="1.191cm" svg:x="12.493cm" svg:y="2.33cm"><text:p text:style-name="P33"><text:span text:style-name="T12">#6 Credits</text:span></text:p><draw:enhanced-geometry svg:viewBox="0 0 21600 21600" draw:mirror-horizontal="false" draw:mirror-vertical="false" draw:type="rectangle" draw:enhanced-path="M 0 0 L 21600 0 21600 21600 0 21600 0 0 Z N"/></draw:custom-shape><draw:connector draw:style-name="gr6" draw:text-style-name="P35" svg:x1="15.197cm" svg:y1="2.331cm" svg:x2="6.187cm" svg:y2="1.14cm" draw:start-shape="id6" draw:start-glue-point="0" draw:end-shape="id1" draw:end-glue-point="2" svg:d="M15197 2331v-596h-9010v-595" svg:viewBox="0 0 9012 1192"><text:p/></draw:connector><draw:connector draw:style-name="gr4" draw:text-style-name="P35" svg:x1="2.582cm" svg:y1="7.984cm" svg:x2="2.582cm" svg:y2="8.879cm" draw:start-shape="id5" draw:start-glue-point="2" draw:end-shape="id7" draw:end-glue-point="0" svg:d="M2582 7984v895" svg:viewBox="0 0 2 896"><text:p/></draw:connector><draw:connector draw:style-name="gr4" draw:text-style-name="P35" svg:x1="5.286cm" svg:y1="9.472cm" svg:x2="15.198cm" svg:y2="3.521cm" draw:start-shape="id7" draw:start-glue-point="1" draw:end-shape="id6" draw:end-glue-point="2" svg:d="M5286 9472h9912v-5951" svg:viewBox="0 0 9913 5953"><text:p/></draw:connector></draw:g></text:p>
      <text:p text:style-name="P2"/>
      <text:h text:style-name="P7" text:outline-level="2"><text:bookmark-start text:name="__RefHeading___Toc109_2146405395"/>#1 Main Menu<text:bookmark-end text:name="__RefHeading___Toc109_2146405395"/></text:h>
      <text:list xml:id="list5959542453421250079" text:style-name="L1">
        <text:list-item>
          <text:p text:style-name="P9">Epic <text:span text:style-name="T5">Menuying</text:span> Flow : The <text:span text:style-name="T5">menuying </text:span>game flow must be very quick and pleas<text:span text:style-name="T5">an</text:span>nt: you must access the #4 just pressing the same button as an idiot.</text:p>
        </text:list-item>
        <text:list-item>
          <text:p text:style-name="P9">Music main theme <text:span text:style-name="T9">(simple and memorable)</text:span></text:p>
        </text:list-item>
        <text:list-item>
          <text:p text:style-name="P9">Beautiful art (animated?)</text:p>
        </text:list-item>
      </text:list>
      <text:h text:style-name="Heading_20_2" text:outline-level="2"><text:bookmark-start text:name="__RefHeading___Toc127_2146405395"/>#2 Ship Selection<text:bookmark-end text:name="__RefHeading___Toc127_2146405395"/></text:h>
      <text:list xml:id="list8134154639140997404" text:style-name="L2">
        <text:list-item>
          <text:p text:style-name="P10">According to the "Epic <text:span text:style-name="T5">Menuying</text:span> Flow", a ship must be preselected. We can be inspired by the main menuying of the Blizzard game Starcraft II : all the possibility appears on a line, the first item is preselected but you can access the other items just by moving on it and select them (no return button).</text:p>
        </text:list-item>
      </text:list>
      <text:h text:style-name="Heading_20_2" text:outline-level="2"><text:bookmark-start text:name="__RefHeading___Toc129_2146405395"/>#3 Ar<text:span text:style-name="T1">ti</text:span>facts Mounting<text:bookmark-end text:name="__RefHeading___Toc129_2146405395"/></text:h>
      <text:list xml:id="list1865569724932275577" text:style-name="L3">
        <text:list-item>
          <text:p text:style-name="P11">According to the "Epic Game Flow", a set of artifact must be preselected. We can be inspired by the main menuying of the Blizzard game Starcraft II : all the possibility appears on a line, the set of item is preselected but you can access the other items just by moving on it and select them (no return button).</text:p>
        </text:list-item>
        <text:list-item>
          <text:p text:style-name="P11"><text:soft-page-break/>Think about register some set of Artifacts to quickly prepare a ship.</text:p>
        </text:list-item>
        <text:list-item>
          <text:p text:style-name="P11">Artifacts must be secret : they are hidden until you unlocked after some sessions of gaming (as in Rogue Legacy).</text:p>
        </text:list-item>
      </text:list>
      <text:h text:style-name="Heading_20_2" text:outline-level="2"><text:bookmark-start text:name="__RefHeading___Toc131_2146405395"/>#4 Game<text:bookmark-end text:name="__RefHeading___Toc131_2146405395"/></text:h>
      <text:list xml:id="list5971789973493036492" text:style-name="L4">
        <text:list-item>
          <text:p text:style-name="P12">The player must destroyed the waves of ennemies in <text:span text:style-name="T2">a vertical </text:span>classic schmup game.</text:p>
        </text:list-item>
        <text:list-item>
          <text:p text:style-name="P13">Bosses or special events will be encountered during this "peaceful" journey.</text:p>
        </text:list-item>
        <text:list-item>
          <text:p text:style-name="P14">Multiple road choice?</text:p>
        </text:list-item>
        <text:list-item>
          <text:p text:style-name="P23">Specific color for each level linked to a specific music tuning (cf synesthesia : https://en.wikipedia.org/wiki/Synesthesia) </text:p>
        </text:list-item>
        <text:list-item>
          <text:p text:style-name="P15">A memorable defeat mini music must be used to remember this awesome moment (cf Dark Souls, Abe Odyssee <text:span text:style-name="T6">etc</text:span>)</text:p>
        </text:list-item>
      </text:list>
      <text:h text:style-name="Heading_20_2" text:outline-level="2"><text:bookmark-start text:name="__RefHeading___Toc133_2146405395"/>#5 End<text:bookmark-end text:name="__RefHeading___Toc133_2146405395"/></text:h>
      <text:p text:style-name="P4">A very memorable ending will wait for the player ! <text:span text:style-name="T7">(Big boss, Multiple form boss, Ending twist...)</text:span></text:p>
      <text:h text:style-name="Heading_20_2" text:outline-level="2"><text:bookmark-start text:name="__RefHeading___Toc135_2146405395"/>#6 Credits<text:bookmark-end text:name="__RefHeading___Toc135_2146405395"/></text:h>
      <text:list xml:id="list580942635988394348" text:style-name="L5">
        <text:list-item>
          <text:p text:style-name="P16">Time to show yourself guys !</text:p>
        </text:list-item>
        <text:list-item>
          <text:p text:style-name="P16">Can be dynamic by shooting on name<text:span text:style-name="T4">s</text:span> for example (secret artifact <text:span text:style-name="T4">for killing us all</text:span>?)</text:p>
        </text:list-item>
      </text:list>
      <text:h text:style-name="Heading_20_2" text:outline-level="2"><text:bookmark-start text:name="__RefHeading___Toc137_2146405395"/>#7 Settings<text:bookmark-end text:name="__RefHeading___Toc137_2146405395"/></text:h>
      <text:p text:style-name="P5">My favorite menu ! </text:p>
      <text:p text:style-name="P5">Customizable :</text:p>
      <text:list xml:id="list7364253335104693080" text:style-name="L6">
        <text:list-item>
          <text:p text:style-name="P17">sounds level (effects, musics, speeches?)</text:p>
        </text:list-item>
        <text:list-item>
          <text:p text:style-name="P17">definition</text:p>
        </text:list-item>
        <text:list-item>
          <text:p text:style-name="P27">Controller buttons</text:p>
        </text:list-item>
        <text:list-item>
          <text:p text:style-name="P17">render effects bonus</text:p>
        </text:list-item>
      </text:list>
      <text:p text:style-name="Text_20_body"/>
      <text:h text:style-name="Heading_20_1" text:outline-level="1"><text:bookmark-start text:name="__RefHeading___Toc139_2146405395"/>II/ Gameplay<text:bookmark-end text:name="__RefHeading___Toc139_2146405395"/></text:h>
      <text:h text:style-name="Heading_20_2" text:outline-level="2"><text:bookmark-start text:name="__RefHeading___Toc143_2146405395"/>Sum Up<text:bookmark-end text:name="__RefHeading___Toc143_2146405395"/></text:h>
      <text:p text:style-name="P3"><text:tab/>The game is constructed as a kind of Rogue-like shooter. It will be very hard to finish the game in a single trial :</text:p>
      <text:list xml:id="list6105738915698605785" text:style-name="L7">
        <text:list-item>
          <text:p text:style-name="P18">Each time the player will perform some particular actions (defeat bosses, kill a special pattern of ennemies, finding a secret etc) , some "Artifacts" will be unlocked</text:p>
        </text:list-item>
        <text:list-item>
          <text:p text:style-name="P18">When the player is defeated, he can relaunch a game from the very beggining but he can equip</text:p>
        </text:list-item>
        <text:list-item>
          <text:p text:style-name="P19"><text:soft-page-break/><text:span text:style-name="T8">If we keep the multiple road choice :</text:span></text:p>
          <text:list>
            <text:list-item>
              <text:p text:style-name="P24">It can be a way to select a family of enemies and bosses</text:p>
            </text:list-item>
            <text:list-item>
              <text:p text:style-name="P24">It can be a way to improve story telling</text:p>
            </text:list-item>
          </text:list>
        </text:list-item>
      </text:list>
      <text:h text:style-name="Heading_20_2" text:outline-level="2"><text:bookmark-start text:name="__RefHeading___Toc145_2146405395"/>Player Ship<text:bookmark-end text:name="__RefHeading___Toc145_2146405395"/></text:h>
      <text:h text:style-name="Heading_20_3" text:outline-level="3"><text:bookmark-start text:name="__RefHeading___Toc283_543622454"/>Capacities available<text:bookmark-end text:name="__RefHeading___Toc283_543622454"/></text:h>
      <text:p text:style-name="P6">The action possible actions for the player are the following :</text:p>
      <text:list xml:id="list7610204677072388716" text:style-name="L8">
        <text:list-item>
          <text:p text:style-name="P20">Main capacities</text:p>
          <text:list>
            <text:list-item>
              <text:p text:style-name="P20">Move in a 2D space (top point-of-view)</text:p>
            </text:list-item>
            <text:list-item>
              <text:p text:style-name="P20">rapid fire (automated?)</text:p>
            </text:list-item>
          </text:list>
        </text:list-item>
        <text:list-item>
          <text:p text:style-name="P20">Artifact linked capacities</text:p>
          <text:list>
            <text:list-item>
              <text:p text:style-name="P20">shield</text:p>
            </text:list-item>
            <text:list-item>
              <text:p text:style-name="P21">allies</text:p>
            </text:list-item>
            <text:list-item>
              <text:p text:style-name="P22">bombs</text:p>
            </text:list-item>
            <text:list-item>
              <text:p text:style-name="P22">short invulnerability</text:p>
            </text:list-item>
            <text:list-item>
              <text:p text:style-name="P22">etc</text:p>
            </text:list-item>
          </text:list>
        </text:list-item>
      </text:list>
      <text:h text:style-name="Heading_20_3" text:outline-level="3"><text:bookmark-start text:name="__RefHeading___Toc285_543622454"/>Controls<text:bookmark-end text:name="__RefHeading___Toc285_543622454"/></text:h>
      <text:p text:style-name="P28"><text:span text:style-name="T10">We must support the following controller (most important to less important):</text:span></text:p>
      <text:list xml:id="list685895604830069500" text:style-name="L10">
        <text:list-item>
          <text:p text:style-name="P26">Keyboard</text:p>
        </text:list-item>
        <text:list-item>
          <text:p text:style-name="P26">Dualshock 4</text:p>
        </text:list-item>
        <text:list-item>
          <text:p text:style-name="P26"><text:s/>Xbox One Controller</text:p>
        </text:list-item>
        <text:list-item>
          <text:p text:style-name="P26">Xbox 360 Controller</text:p>
        </text:list-item>
      </text:list>
      <text:p text:style-name="P25">The controls must be chosen carefully by default for each controller. The user can customize these controls. </text:p>
      <text:h text:style-name="Heading_20_2" text:outline-level="2"><text:bookmark-start text:name="__RefHeading___Toc147_2146405395"/>Ennemies<text:bookmark-end text:name="__RefHeading___Toc147_2146405395"/></text:h>
      <text:p text:style-name="P29"><text:tab/>A great number of ennemies must be present at the same time on the screen. To avoid the big mess it <text:span text:style-name="T3">could</text:span> be, the ennemies must <text:span text:style-name="T3">attack</text:span> with very specific geometr<text:span text:style-name="T3">ic bursts (right, diagonal, circle).</text:span></text:p>
      <text:p text:style-name="P29"><text:tab/><text:span text:style-name="T11">Ennemies could be grouped by design families linked to specific level (Coherence between levels and ennemies).</text:span></text:p>
      <text:p text:style-name="P29"/>
      <text:h text:style-name="Heading_20_2" text:outline-level="2">HUD and interfac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23S</meta:editing-duration>
    <meta:editing-cycles>25</meta:editing-cycles>
    <meta:generator>LibreOffice/5.0.6.3$Windows_x86 LibreOffice_project/490fc03b25318460cfc54456516ea2519c11d1aa</meta:generator>
    <dc:date>2016-07-05T22:42:56.576000000</dc:date>
    <meta:document-statistic meta:table-count="0" meta:image-count="0" meta:object-count="0" meta:page-count="4" meta:paragraph-count="79" meta:word-count="642" meta:character-count="3488" meta:non-whitespace-character-count="2954"/>
    <meta:user-defined meta:name="Info 1"/>
    <meta:user-defined meta:name="Info 2"/>
    <meta:user-defined meta:name="Info 3"/>
    <meta:user-defined meta:name="Info 4"/>
  </office:meta>
</office:document-meta>
</file>